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i" fo:country="F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torakenteiden harjoitustyö<text:tab/><text:tab/><text:tab/><text:tab/><text:tab/><text:tab/><text:tab/>15.6.2012</text:p>
      <text:p text:style-name="P1">Toteutusdokumentti<text:tab/><text:tab/><text:tab/><text:tab/><text:tab/><text:tab/><text:tab/><text:tab/>Markus Nousiainen</text:p>
      <text:p text:style-name="P1"/>
      <text:p text:style-name="Standard"/>
      <text:p text:style-name="Standard"/>
      <text:p text:style-name="Standard">Toteutin tietorakenteiden harjoitustyönä LZW algoritmia (algoritmin perustoimintaajatus selitetty määrittelydokumentissa) käyttävän luokan tiedon pakkaamista ja pakatun tiedon purkamista varten. Alkuperäisestä suunnitelmasta poiketen en ehtinyt toteuttaa minkäälaista pääohjelmaa käyttöliittymällä, joka käyttäisi luokkia, mutta luokat ovat yleiskäyttöisiä ja niiden avulla yksinkertaisen pakkausohjelman toteutuksen pitäisi olla helppoa.</text:p>
      <text:p text:style-name="Standard"/>
      <text:p text:style-name="Standard">Pakkaamisen hoitava Compressor-luokasta luotu olio lukee sille parametrina annetusta FileInputStream oliosta tiedon tavu (8 bittiä) kerrallaan ja tulkitsee jokaisen tavun javan char alkeistyypiksi. Compressor koodaa merkkijonot 12 bittisillä kookonaisluvuilla jotka se kirjoittaa tiedostoon parametrinaan saamansa FileOutputStream olion avulla.. <text:s/>Sitä voi käyttää minkä tahansa tiedostotyypin pakkaamiseen. LZW algoritmi on kuitenkin hyödyllinen vain toisteisen tiedon tiivistämiseen. Jos tiedosto ei siällä minkäänlaista toistoa, tulee ”pakatusta” tiedostosta 1,5 kertaa alkuperäisen kokoinen (12/8 = 1,5). Vastaavasti purkamiseen käytettävä Decompressor luokasta luotu olio lukee tiedostosta (parametrina FileInputStream olio) 12 bittisiä kokonaislukuja ja tulkitsee ne merkkijonoiksi ja kirjoittaa tiedostoon (FileoutputStream). Compressor luokka ei tallenna pakattuuntiedostoon tietoa alkuperäisen tiedoston tyypistä, joten luokkia käyttävän sovelluksen tulee hoitaa tämä, mikäli purettu tiedosto halutaan saman tyyppiseksi kuin alkuperäinen. Oheinen javadoc dokumetaatio sisältä lisätietoa Compressor ja Decompressor luokkien käytöstä.</text:p>
      <text:p text:style-name="Standard"/>
      <text:p text:style-name="Standard">Aputietorakenteina toteutin GenericHashMap ja GenericList luokat. Sekä Compressor että Decompressor käyttävät GenericHashMap:ia ajonaikaisena sanakirjarakenteena koodien ja niitä vastaavien merkkijonojen tallenukseen. GenericHashMap on toiminnoiltaan kuin karsittu versio javan HashMap rakenteesta. Toteutin ainoastaan ne ominaisuudet joita tarvitsin, mutta loppujenkin ominaisuuksien toteuttaminen pitäisi olla tarpeen vaatiessa suhteellisen vaivatonta. GenericHashMapin hajautusfunktio pohjautuu kertolaskumenetelmään [1.] <text:s/>ja indeksien yhteentörmäystilanteet se hoitaa ylivuotolistojen avulla. GenericHashMap luokan ylivuotolistojen pituudelle voidaan asettaa rajaarvo, jonka saavutettua kasvatetaan tiedontallennuksessa käytettyjen taulukoiden kokoa ja suoritetaan uudelleen hajautus. GenericList luokkaa Compressor ja Decompressor käyttävät dynaamisesti kasvavana taulukkona (vrt. ArrayList). Myös GenericHashmap hyödyntää GenericList luokaa ylivuotolistoissaan. Molempia aputietorakenteita voidaan käyttää minkä tahansa tyyppisten olioiden tallettamiseen. Myös aputietorakenteista löytyy lisätietoa javadoc dokumentaatiosta.</text:p>
      <text:p text:style-name="Standard"/>
      <text:p text:style-name="Standard">Lähteet: 1. Patrik Floréen Luentomateriaali http://www.cs.helsinki.fi/u/floreen/tira2012/tira.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a:initial-creator>
    <meta:creation-date>2012-06-15T22:36:48</meta:creation-date>
    <meta:generator>LibreOffice/3.4$Linux LibreOffice_project/340m1$Build-402</meta:generator>
    <dc:date>2012-06-15T23:44:59</dc:date>
    <dc:creator>Markus </dc:creator>
    <meta:editing-duration>PT1H8M11S</meta:editing-duration>
    <meta:editing-cycles>11</meta:editing-cycles>
    <meta:document-statistic meta:table-count="0" meta:image-count="0" meta:object-count="0" meta:page-count="1" meta:paragraph-count="6" meta:word-count="294" meta:character-count="2893" meta:non-whitespace-character-count="2893"/>
  </office:meta>
</office:document-meta>
</file>